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3c4043" loext:opacity="100%" style:font-name="Liberation Mono" fo:font-size="10.5pt" fo:letter-spacing="0.002in" style:font-size-asian="10.5pt" style:font-name-complex="Arial" style:font-size-complex="10.5pt"/>
    </style:style>
    <style:style style:name="P2" style:family="paragraph" style:parent-style-name="Standard">
      <style:text-properties fo:color="#2a6099" loext:opacity="100%" style:font-name="Liberation Mono" fo:font-size="11pt" fo:letter-spacing="0.002in" fo:font-style="italic" fo:font-weight="bold" style:font-size-asian="11pt" style:font-style-asian="italic" style:font-weight-asian="bold" style:font-name-complex="Arial" style:font-size-complex="11pt" style:font-weight-complex="bold"/>
    </style:style>
    <style:style style:name="P3" style:family="paragraph" style:parent-style-name="Standard">
      <style:text-properties fo:color="#2a6099" loext:opacity="100%" style:font-name="Liberation Mono" fo:font-size="11pt" fo:letter-spacing="0.002in" fo:font-weight="bold" style:font-size-asian="11pt" style:font-weight-asian="bold" style:font-name-complex="Arial" style:font-size-complex="11pt" style:font-weight-complex="bold"/>
    </style:style>
    <style:style style:name="P4" style:family="paragraph" style:parent-style-name="Standard">
      <style:text-properties officeooo:paragraph-rsid="00123cda"/>
    </style:style>
    <style:style style:name="T1" style:family="text">
      <style:text-properties fo:color="#3c4043" loext:opacity="100%" style:font-name="Liberation Mono" fo:font-size="10.5pt" fo:letter-spacing="0.002in" style:font-size-asian="10.5pt" style:font-name-complex="Arial" style:font-size-complex="10.5pt"/>
    </style:style>
    <style:style style:name="T2" style:family="text">
      <style:text-properties fo:color="#3c4043" loext:opacity="100%" style:font-name="Liberation Mono" fo:font-size="10.5pt" fo:letter-spacing="0.002in" fo:font-weight="bold" style:font-size-asian="10.5pt" style:font-weight-asian="bold" style:font-name-complex="Arial" style:font-size-complex="10.5pt"/>
    </style:style>
    <style:style style:name="T3" style:family="text">
      <style:text-properties fo:color="#3c4043" loext:opacity="100%" style:font-name="Liberation Mono" fo:font-size="10.5pt" fo:letter-spacing="0.002in" style:text-underline-style="solid" style:text-underline-width="auto" style:text-underline-color="font-color" fo:font-weight="bold" style:font-size-asian="10.5pt" style:font-weight-asian="bold" style:font-name-complex="Arial" style:font-size-complex="10.5pt"/>
    </style:style>
    <style:style style:name="T4" style:family="text">
      <style:text-properties fo:color="#3c4043" loext:opacity="100%" style:font-name="Liberation Mono" fo:font-size="11pt" fo:letter-spacing="0.002in" fo:font-weight="bold" style:font-size-asian="11pt" style:font-weight-asian="bold" style:font-name-complex="Arial" style:font-size-complex="11pt" style:font-weight-complex="bold"/>
    </style:style>
    <style:style style:name="T5" style:family="text">
      <style:text-properties style:font-name="Liberation Mono"/>
    </style:style>
    <style:style style:name="T6" style:family="text">
      <style:text-properties fo:color="#2a6099" loext:opacity="100%" style:font-name="Liberation Mono" fo:font-size="11pt" fo:letter-spacing="0.002in" fo:font-style="italic" fo:font-weight="bold" style:font-size-asian="11pt" style:font-style-asian="italic" style:font-weight-asian="bold" style:font-name-complex="Arial" style:font-size-complex="11pt" style:font-weight-complex="bold"/>
    </style:style>
    <style:style style:name="T7" style:family="text">
      <style:text-properties fo:color="#2a6099" loext:opacity="100%" style:font-name="Liberation Mono" fo:font-size="11pt" fo:letter-spacing="0.002in" fo:font-weight="bold" style:font-size-asian="11pt" style:font-weight-asian="bold" style:font-name-complex="Arial" style:font-size-complex="11pt" style:font-weight-complex="bold"/>
    </style:style>
    <style:style style:name="T8" style:family="text">
      <style:text-properties fo:color="#2a6099" loext:opacity="100%" style:font-name="Liberation Mono" fo:font-size="11pt" fo:font-weight="bold" style:font-size-asian="11pt" style:font-weight-asian="bold" style:font-size-complex="11pt" style:font-weight-complex="bold"/>
    </style:style>
    <style:style style:name="T9" style:family="text">
      <style:text-properties fo:color="#2a6099" loext:opacity="100%" style:font-name="Liberation Mono" fo:font-size="10.5pt" fo:letter-spacing="0.002in" style:font-size-asian="10.5pt" style:font-name-complex="Arial"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5"><text:span text:style-name="T1">(1</text:span><text:span text:style-name="T2">) Write a Shell Scripts that takes three numbers on the command line and does the following<text:line-break/> Checks that the number of command line arguments is correct (3). If not write an error message in a file called error.txt and exit<text:line-break/>If the number of command line arguments is correct write the numbers in a file called numbers, in ascending order.</text:span></text:p>
      <text:p text:style-name="P1" loext:marker-style-name="T1"/>
      <text:p text:style-name="Standard" loext:marker-style-name="T5"><text:span text:style-name="T3">Solution</text:span><text:span text:style-name="T3"/></text:p>
      <text:p text:style-name="P4" loext:marker-style-name="T5"><text:span text:style-name="T6">#!/bin/bash</text:span></text:p>
      <text:p text:style-name="P4" loext:marker-style-name="T5"><text:span text:style-name="T6"/></text:p>
      <text:p text:style-name="P4" loext:marker-style-name="T5"><text:span text:style-name="T6">if [ "$#" -ne 3 ]; then</text:span></text:p>
      <text:p text:style-name="P4" loext:marker-style-name="T5"><text:span text:style-name="T6"><text:s text:c="4"/>echo "Error: Incorrect number of arguments. Usage: $0 &lt;num1&gt; &lt;num2&gt; &lt;num3&gt;" &gt; error.txt</text:span></text:p>
      <text:p text:style-name="P4" loext:marker-style-name="T5"><text:span text:style-name="T6"><text:s text:c="4"/>exit 1</text:span></text:p>
      <text:p text:style-name="P4" loext:marker-style-name="T5"><text:span text:style-name="T6">fi</text:span></text:p>
      <text:p text:style-name="P4" loext:marker-style-name="T5"><text:span text:style-name="T6"/></text:p>
      <text:p text:style-name="P4" loext:marker-style-name="T5"><text:span text:style-name="T6">echo "$@" | tr ' ' '\n' | sort -n &gt; numbers</text:span></text:p>
      <text:p text:style-name="P4" loext:marker-style-name="T5"><text:span text:style-name="T6">echo "Numbers sorted and saved in 'numbers' file."</text:span><text:span text:style-name="T4"><text:line-break/></text:span><text:span text:style-name="T1">(2</text:span><text:span text:style-name="T2">) Write A shell script that takes a directory as a command line arguments and writes the number of files and number of subfolders in a file called accounts.txt#!/bin/bash</text:span></text:p>
      <text:p text:style-name="P4" loext:marker-style-name="T5"><text:span text:style-name="T2"/></text:p>
      <text:p text:style-name="P4" loext:marker-style-name="T5"><text:span text:style-name="T2">if [ "$#" -ne 1 ]; then</text:span></text:p>
      <text:p text:style-name="P4" loext:marker-style-name="T5"><text:span text:style-name="T2"><text:s text:c="4"/>echo "Error: Incorrect number of arguments. Usage: $0 &lt;directory&gt;" &gt; error.txt</text:span></text:p>
      <text:p text:style-name="P4" loext:marker-style-name="T5"><text:span text:style-name="T2"><text:s text:c="4"/>exit 1</text:span></text:p>
      <text:p text:style-name="P4" loext:marker-style-name="T5"><text:span text:style-name="T2">fi</text:span></text:p>
      <text:p text:style-name="P4" loext:marker-style-name="T5"><text:span text:style-name="T2"/></text:p>
      <text:p text:style-name="P4" loext:marker-style-name="T5"><text:span text:style-name="T2">directory="$1"</text:span></text:p>
      <text:p text:style-name="P4" loext:marker-style-name="T5"><text:span text:style-name="T2"/></text:p>
      <text:p text:style-name="P4" loext:marker-style-name="T5"><text:span text:style-name="T2">if [ ! -d "$directory" ]; then</text:span></text:p>
      <text:p text:style-name="P4" loext:marker-style-name="T5"><text:span text:style-name="T2"><text:s text:c="4"/>echo "Error: '$directory' is not a directory." &gt; error.txt</text:span></text:p>
      <text:p text:style-name="P4" loext:marker-style-name="T5"><text:span text:style-name="T2"><text:s text:c="4"/>exit 1</text:span></text:p>
      <text:p text:style-name="P4" loext:marker-style-name="T5"><text:span text:style-name="T2">fi</text:span></text:p>
      <text:p text:style-name="P4" loext:marker-style-name="T5"><text:span text:style-name="T2"/></text:p>
      <text:p text:style-name="P4" loext:marker-style-name="T5"><text:soft-page-break/><text:span text:style-name="T2">files=$(find "$directory" -type f | wc -l)</text:span></text:p>
      <text:p text:style-name="P4" loext:marker-style-name="T5"><text:span text:style-name="T2">subfolders=$(find "$directory" -type d | wc -l)</text:span></text:p>
      <text:p text:style-name="P4" loext:marker-style-name="T5"><text:span text:style-name="T2"/></text:p>
      <text:p text:style-name="P4" loext:marker-style-name="T5"><text:span text:style-name="T2">echo "Files: $files" &gt; accounts.txt</text:span></text:p>
      <text:p text:style-name="P4" loext:marker-style-name="T5"><text:span text:style-name="T2">echo "Subfolders: $subfolders" &gt;&gt; accounts.txt</text:span></text:p>
      <text:p text:style-name="P4" loext:marker-style-name="T5"><text:span text:style-name="T2">echo "File count and subfolder count saved in 'accounts.txt' file."</text:span><text:span text:style-name="T1"><text:line-break/>(3) </text:span><text:span text:style-name="T2">Write A Shell Script that takes a simple arithmetic expression involving integers only and evaluates the value of the expression.<text:line-break/>For example if the input is  5 + 7 it should display 5  + 7 =12</text:span></text:p>
      <text:p text:style-name="Standard" loext:marker-style-name="T8"><text:span text:style-name="T6">#!/bin/bash</text:span></text:p>
      <text:p text:style-name="Standard" loext:marker-style-name="T8"><text:span text:style-name="T6"/></text:p>
      <text:p text:style-name="Standard" loext:marker-style-name="T8"><text:span text:style-name="T6">if [ "$#" -ne 1 ]; then</text:span></text:p>
      <text:p text:style-name="Standard" loext:marker-style-name="T8"><text:span text:style-name="T6"><text:s text:c="4"/>echo "Error: Incorrect number of arguments. Usage: $0 &lt;arithmetic_expression&gt;"</text:span></text:p>
      <text:p text:style-name="Standard" loext:marker-style-name="T8"><text:span text:style-name="T6"><text:s text:c="4"/>exit 1</text:span></text:p>
      <text:p text:style-name="Standard" loext:marker-style-name="T8"><text:span text:style-name="T6">fi</text:span></text:p>
      <text:p text:style-name="Standard" loext:marker-style-name="T8"><text:span text:style-name="T6"/></text:p>
      <text:p text:style-name="Standard" loext:marker-style-name="T8"><text:span text:style-name="T6">result=$(( $1 ))</text:span></text:p>
      <text:p text:style-name="Standard" loext:marker-style-name="T8"><text:span text:style-name="T6">echo "$1 = $result"</text:span></text:p>
      <text:p text:style-name="P3" loext:marker-style-name="T7"/>
      <text:p text:style-name="Standard" loext:marker-style-name="T5"><text:span text:style-name="T1"><text:line-break/>(4</text:span><text:span text:style-name="T2">) Write a Sell script that takes a positive integer from the command line and displays its factorial. If the number entered is negative, display an error on the standard output</text:span><text:span text:style-name="T1">.</text:span></text:p>
      <text:p text:style-name="P4" loext:marker-style-name="T5"><text:span text:style-name="T6">#!/bin/bash</text:span></text:p>
      <text:p text:style-name="P4" loext:marker-style-name="T5"><text:span text:style-name="T6"/></text:p>
      <text:p text:style-name="P4" loext:marker-style-name="T5"><text:span text:style-name="T6">if [ "$#" -ne 1 ]; then</text:span></text:p>
      <text:p text:style-name="P4" loext:marker-style-name="T5"><text:span text:style-name="T6"><text:s text:c="4"/>echo "Error: Incorrect number of arguments. Usage: $0 &lt;positive_integer&gt;"</text:span></text:p>
      <text:p text:style-name="P4" loext:marker-style-name="T5"><text:span text:style-name="T6"><text:s text:c="4"/>exit 1</text:span></text:p>
      <text:p text:style-name="P4" loext:marker-style-name="T5"><text:span text:style-name="T6">fi</text:span></text:p>
      <text:p text:style-name="P4" loext:marker-style-name="T5"><text:span text:style-name="T6"/></text:p>
      <text:p text:style-name="P4" loext:marker-style-name="T5"><text:span text:style-name="T6">number=$1</text:span></text:p>
      <text:p text:style-name="P4" loext:marker-style-name="T5"><text:soft-page-break/><text:span text:style-name="T6"/></text:p>
      <text:p text:style-name="P4" loext:marker-style-name="T5"><text:span text:style-name="T6">if [ $number -lt 0 ]; then</text:span></text:p>
      <text:p text:style-name="P4" loext:marker-style-name="T5"><text:span text:style-name="T6"><text:s text:c="4"/>echo "Error: Please enter a positive integer."</text:span></text:p>
      <text:p text:style-name="P4" loext:marker-style-name="T5"><text:span text:style-name="T6"><text:s text:c="4"/>exit 1</text:span></text:p>
      <text:p text:style-name="P4" loext:marker-style-name="T5"><text:span text:style-name="T6">fi</text:span></text:p>
      <text:p text:style-name="P4" loext:marker-style-name="T5"><text:span text:style-name="T6"/></text:p>
      <text:p text:style-name="P4" loext:marker-style-name="T5"><text:span text:style-name="T6">factorial=1</text:span></text:p>
      <text:p text:style-name="P4" loext:marker-style-name="T5"><text:span text:style-name="T6">for ((i=1; i&lt;=$number; i++)); do</text:span></text:p>
      <text:p text:style-name="P4" loext:marker-style-name="T5"><text:span text:style-name="T6"><text:s text:c="4"/>factorial=$((factorial * i))</text:span></text:p>
      <text:p text:style-name="P4" loext:marker-style-name="T5"><text:span text:style-name="T6">done</text:span></text:p>
      <text:p text:style-name="P4" loext:marker-style-name="T5"><text:span text:style-name="T6"/></text:p>
      <text:p text:style-name="P4" loext:marker-style-name="T5"><text:span text:style-name="T6">echo "Factorial of $number is $factorial"</text:span><text:span text:style-name="T9"><text:line-break/></text:span><text:span text:style-name="T1">(5) </text:span><text:span text:style-name="T2">Write a shell script that takes two folders from the command lines and deletes from directory 1 all the files that are also in directory 2. Check for the correct number of arguments, and display an appropriate message if the number of arguments is incorrect or if any of the arguments is not a folder.</text:span></text:p>
      <text:p text:style-name="P2" loext:marker-style-name="T8"><text:bookmark text:name="_GoBack"/>#!/bin/bash</text:p>
      <text:p text:style-name="P2" loext:marker-style-name="T8"><text:span text:style-name="T8"/></text:p>
      <text:p text:style-name="P2" loext:marker-style-name="T8">if [ "$#" -ne 2 ]; then</text:p>
      <text:p text:style-name="P2" loext:marker-style-name="T8"><text:s text:c="4"/>echo "Error: Incorrect number of arguments. Usage: $0 &lt;directory1&gt; &lt;directory2&gt;"</text:p>
      <text:p text:style-name="P2" loext:marker-style-name="T8"><text:s text:c="4"/>exit 1</text:p>
      <text:p text:style-name="P2" loext:marker-style-name="T8">fi</text:p>
      <text:p text:style-name="P2" loext:marker-style-name="T8"/>
      <text:p text:style-name="P2" loext:marker-style-name="T8">dir1="$1"</text:p>
      <text:p text:style-name="P2" loext:marker-style-name="T8">dir2="$2"</text:p>
      <text:p text:style-name="P2" loext:marker-style-name="T8"/>
      <text:p text:style-name="P2" loext:marker-style-name="T8">if [ ! -d "$dir1" ] || [ ! -d "$dir2" ]; then</text:p>
      <text:p text:style-name="P2" loext:marker-style-name="T8"><text:s text:c="4"/>echo "Error: Both arguments must be directories."</text:p>
      <text:p text:style-name="P2" loext:marker-style-name="T8"><text:s text:c="4"/>exit 1</text:p>
      <text:p text:style-name="P2" loext:marker-style-name="T8">fi</text:p>
      <text:p text:style-name="P2" loext:marker-style-name="T8"/>
      <text:p text:style-name="P2" loext:marker-style-name="T8"><text:soft-page-break/>comm -23 &lt;(ls "$dir1") &lt;(ls "$dir2") | xargs -I {} rm "$dir1/{}"</text:p>
      <text:p text:style-name="P2" loext:marker-style-name="T8"/>
      <text:p text:style-name="P2" loext:marker-style-name="T8">echo "Common files deleted from directory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2:28:00</meta:creation-date>
    <meta:initial-creator>EVARISTE HAKIZIMANA</meta:initial-creator>
    <dc:language>en-US</dc:language>
    <dc:date>2023-12-12T09:26:13.419822992</dc:date>
    <meta:editing-cycles>3</meta:editing-cycles>
    <meta:editing-duration>PT5H40M26S</meta:editing-duration>
    <meta:generator>LibreOffice/7.6.2.1$Linux_X86_64 LibreOffice_project/60$Build-1</meta:generator>
    <meta:document-statistic meta:table-count="0" meta:image-count="0" meta:object-count="0" meta:page-count="4" meta:paragraph-count="59" meta:word-count="479" meta:character-count="2776" meta:non-whitespace-character-count="2284"/>
    <meta:user-defined meta:name="AppVersion">15.0000</meta:user-defined>
    <meta:template xlink:type="simple" xlink:actuate="onRequest" xlink:title="Normal" xlink:href=""/>
  </office:meta>
</office:document-meta>
</file>